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bstract<text:line-break/>This project presents the development of a streaming platform similar to Netflix, built using React for the frontend, Laravel for the backend, and Inertia.js to enable seamless communication between both. The platform allows users to browse, search, and watch on-demand multimedia content, offering a modern and scalable solution for content distribution. Security, performance, and user experience are key aspects of this project.<text:line-break/><text:line-break/>Extracte<text:line-break/>Aquest projecte presenta el desenvolupament d'una plataforma de streaming similar a Netflix, creada amb React per al frontend, Laravel per al backend i Inertia.js per facilitar la comunicació entre ambdós. La plataforma permet als usuaris explorar, cercar i veure contingut multimèdia sota demanda, oferint una solució moderna i escalable per a la distribució de contingut. La seguretat, el rendiment i l'experiència d'usuari són aspectes clau del projecte.<text:line-break/><text:line-break/>Extracto<text:line-break/>Este proyecto presenta el desarrollo de una plataforma de streaming similar a Netflix, construida con React para el frontend, Laravel para el backend e Inertia.js para facilitar la comunicación entre ambos. La plataforma permite a los usuarios explorar, buscar y ver contenido multimedia bajo demanda, ofreciendo una solución moderna y escalable para la distribución de contenido. La seguridad, el rendimiento y la experiencia de usuario son aspectos clave del proyecto.</text:p>
      <text:p text:style-name="P1">Keywords: Streaming platform, React, Laravel, Inertia.js, on-demand content, multimedia, user experience, scalability, security.<text:line-break/><text:line-break/>Paraules clau: Plataforma de streaming, React, Laravel, Inertia.js, contingut sota demanda, multimèdia, experiència d'usuari, escalabilitat, seguretat.<text:line-break/><text:line-break/>Palabras clave: Plataforma de streaming, React, Laravel, Inertia.js, contenido bajo demanda, multimedia, experiencia de usuario, escalabilidad, seguridad.</text:p>
      <text:p text:style-name="P1">Aquí tienes un borrador para la sección **Desarrollo del Proyecto**, siguiendo la estructura solicitada en el apartado 4 de la guía: <text:s/></text:p>
      <text:p text:style-name="Standard"/>
      <text:p text:style-name="Standard">---</text:p>
      <text:p text:style-name="Standard"/>
      <text:p text:style-name="Standard">## **Desarrollo del Proyecto** <text:s/></text:p>
      <text:p text:style-name="Standard"/>
      <text:p text:style-name="Standard">### **1. Introducción y justificación del proyecto** <text:s/></text:p>
      <text:p text:style-name="Standard">En la era digital, el consumo de contenido multimedia ha evolucionado significativamente, con plataformas de streaming como Netflix liderando la industria del entretenimiento. Este proyecto tiene como objetivo desarrollar una plataforma de streaming innovadora utilizando **React** para el frontend, **Laravel** para el backend e **Inertia.js** como puente entre ambos. La motivación principal radica en la creciente demanda de contenido bajo demanda y la necesidad de una solución escalable, segura y de fácil acceso para los usuarios. <text:s/></text:p>
      <text:p text:style-name="Standard"/>
      <text:p text:style-name="Standard">El proyecto busca ofrecer una interfaz intuitiva, una experiencia fluida para la reproducción de contenido y un sistema de gestión eficiente para administradores y creadores de contenido. Su desarrollo permitirá explorar tecnologías modernas, garantizar la seguridad de los datos y optimizar el rendimiento en un entorno realista de streaming. <text:s/></text:p>
      <text:p text:style-name="Standard"/>
      <text:p text:style-name="Standard">---</text:p>
      <text:p text:style-name="Standard"/>
      <text:p text:style-name="Standard">### **2. Estudio del entorno de la empresa** <text:s/></text:p>
      <text:p text:style-name="Standard"/>
      <text:p text:style-name="Standard">#### **2.1 Actividad y sector** <text:s/></text:p>
      <text:p text:style-name="Standard">El proyecto se enmarca en la industria del entretenimiento digital y el consumo de contenido bajo demanda. Su objetivo es ofrecer una alternativa escalable y adaptable para pequeñas productoras, creadores independientes y empresas que deseen distribuir contenido audiovisual sin depender de plataformas de terceros. <text:s/></text:p>
      <text:p text:style-name="Standard"/>
      <text:p text:style-name="Standard">#### **2.2 Análisis del entorno** <text:s/></text:p>
      <text:p text:style-name="Standard">- **Ubicación y mercado**: Este servicio estará basado en la web, accesible globalmente a través de navegadores y aplicaciones móviles. <text:s/></text:p>
      <text:p text:style-name="Standard">- **Competencia**: Netflix, Disney+, Amazon Prime Video, HBO Max y otros competidores directos que ofrecen servicios similares. <text:s/></text:p>
      <text:p text:style-name="Standard">- **Público objetivo**: Usuarios que buscan una plataforma intuitiva y flexible para consumir contenido en cualquier momento y desde cualquier dispositivo. <text:s/></text:p>
      <text:p text:style-name="Standard">- **Análisis DAFO**: <text:s/></text:p>
      <text:p text:style-name="Standard"><text:s text:c="2"/>- **Debilidades**: Requiere una infraestructura robusta para la transmisión de contenido sin interrupciones. <text:s/></text:p>
      <text:p text:style-name="Standard"><text:s text:c="2"/>- **Amenazas**: Altos costos de almacenamiento y distribución de contenido. <text:s/></text:p>
      <text:p text:style-name="Standard"><text:s text:c="2"/>- **Fortalezas**: Uso de tecnologías modernas para optimizar rendimiento y seguridad. <text:s/></text:p>
      <text:p text:style-name="Standard"><text:s text:c="2"/>- **Oportunidades**: Creciente interés en plataformas de nicho para contenido específico. <text:s/></text:p>
      <text:p text:style-name="Standard"/>
      <text:p text:style-name="Standard">#### **2.3 Identidad de la plataforma** <text:s/></text:p>
      <text:p text:style-name="Standard">- **Nombre**: (Pendiente de definir) <text:s/></text:p>
      <text:p text:style-name="Standard">- **Misión**: Ofrecer una plataforma de streaming accesible, personalizable y eficiente para la distribución de contenido multimedia. <text:s/></text:p>
      <text:p text:style-name="Standard">- **Visión**: Ser una alternativa viable a los grandes servicios de streaming, priorizando la experiencia del usuario y la flexibilidad del sistema. <text:s/></text:p>
      <text:p text:style-name="Standard">- **Valores**: Innovación, accesibilidad, seguridad y rendimiento. <text:s/></text:p>
      <text:p text:style-name="Standard"><text:soft-page-break/>- **Diseño del logo y branding**: Creación de una identidad visual coherente con la temática del proyecto. <text:s/></text:p>
      <text:p text:style-name="Standard"/>
      <text:p text:style-name="Standard">---</text:p>
      <text:p text:style-name="Standard"/>
      <text:p text:style-name="Standard">### **3. Diseño y elaboración del proyecto** <text:s/></text:p>
      <text:p text:style-name="Standard"/>
      <text:p text:style-name="Standard">#### **3.1 Recopilación de información** <text:s/></text:p>
      <text:p text:style-name="Standard">Para el desarrollo del proyecto, se han investigado las mejores prácticas en plataformas de streaming, considerando aspectos técnicos como almacenamiento de contenido, transmisión en vivo y monetización. <text:s/></text:p>
      <text:p text:style-name="Standard"/>
      <text:p text:style-name="Standard">#### **3.2 Viabilidad técnica** <text:s/></text:p>
      <text:p text:style-name="Standard">- **Frontend:** React con Tailwind CSS para una interfaz moderna y responsive. <text:s/></text:p>
      <text:p text:style-name="Standard">- **Backend:** Laravel con autenticación, gestión de usuarios y control de acceso a contenido. <text:s/></text:p>
      <text:p text:style-name="Standard">- **Comunicación:** Inertia.js para una experiencia sin recargas de página, similar a una SPA. <text:s/></text:p>
      <text:p text:style-name="Standard">- **Streaming:** Uso de **HLS (HTTP Live Streaming)** para la transmisión de contenido de manera eficiente. <text:s/></text:p>
      <text:p text:style-name="Standard"/>
      <text:p text:style-name="Standard">#### **3.3 Objetivos específicos** <text:s/></text:p>
      <text:p text:style-name="Standard">- Implementar un sistema de autenticación seguro (registro, inicio de sesión y recuperación de contraseña). <text:s/></text:p>
      <text:p text:style-name="Standard">- Desarrollar un sistema de recomendación de contenido basado en el historial del usuario. <text:s/></text:p>
      <text:p text:style-name="Standard">- Optimizar la carga y reproducción de contenido con almacenamiento en la nube. <text:s/></text:p>
      <text:p text:style-name="Standard">- Permitir la monetización mediante suscripciones o anuncios. <text:s/></text:p>
      <text:p text:style-name="Standard"/>
      <text:p text:style-name="Standard">#### **3.4 Procedimientos de trabajo** <text:s/></text:p>
      <text:p text:style-name="Standard">- **Metodología ágil (Scrum)** para la organización del desarrollo en sprints. <text:s/></text:p>
      <text:p text:style-name="Standard">- **Desarrollo modular**, separando funcionalidades clave como autenticación, gestión de contenido y reproducción de videos. <text:s/></text:p>
      <text:p text:style-name="Standard">- **Control de calidad** mediante pruebas unitarias en Laravel y testing de interfaz en React. <text:s/></text:p>
      <text:p text:style-name="Standard"/>
      <text:p text:style-name="Standard">#### **3.5 Organización interna** <text:s/></text:p>
      <text:p text:style-name="Standard">- **Roles dentro del equipo**: Desarrolladores frontend, backend y DevOps. <text:s/></text:p>
      <text:p text:style-name="Standard">- **Recursos necesarios**: Servidores de almacenamiento, base de datos escalable y red de distribución de contenido (CDN). <text:s/></text:p>
      <text:p text:style-name="Standard">- **Fuentes de financiación**: Modelo freemium con opciones de pago por suscripción o publicidad. <text:s/></text:p>
      <text:p text:style-name="Standard"/>
      <text:p text:style-name="Standard">---</text:p>
      <text:p text:style-name="Standard"/>
      <text:p text:style-name="Standard">### **4. Ejecución del proyecto** <text:s/></text:p>
      <text:p text:style-name="Standard"/>
      <text:p text:style-name="Standard">#### **4.1 Planificación y fases** <text:s/></text:p>
      <text:p text:style-name="Standard">- **Fase 1:** Diseño del frontend y estructura del backend. <text:s/></text:p>
      <text:p text:style-name="Standard">- **Fase 2:** Implementación de autenticación y gestión de usuarios. <text:s/></text:p>
      <text:p text:style-name="Standard">- **Fase 3:** Desarrollo del reproductor de video con streaming adaptativo. <text:s/></text:p>
      <text:p text:style-name="Standard">- **Fase 4:** Integración de bases de datos y optimización del rendimiento. <text:s/></text:p>
      <text:p text:style-name="Standard">- **Fase 5:** Pruebas de seguridad y escalabilidad. <text:s/></text:p>
      <text:p text:style-name="Standard"/>
      <text:p text:style-name="Standard">#### **4.2 Seguridad y normativas** <text:s/></text:p>
      <text:p text:style-name="Standard">- Implementación de **JWT (JSON Web Token)** para autenticación segura. <text:s/></text:p>
      <text:p text:style-name="Standard"><text:soft-page-break/>- Encriptación de datos sensibles con **bcrypt** en Laravel. <text:s/></text:p>
      <text:p text:style-name="Standard">- Cumplimiento con la **GDPR** para protección de datos personales. <text:s/></text:p>
      <text:p text:style-name="Standard"/>
      <text:p text:style-name="Standard">#### **4.3 Estrategias de promoción** <text:s/></text:p>
      <text:p text:style-name="Standard">- Marketing en redes sociales y estrategias de **SEO** para atraer tráfico. <text:s/></text:p>
      <text:p text:style-name="Standard">- Integración con plataformas de terceros para expandir el alcance. <text:s/></text:p>
      <text:p text:style-name="Standard"/>
      <text:p text:style-name="Standard">#### **4.4 Servicios postventa** <text:s/></text:p>
      <text:p text:style-name="Standard">- Atención al cliente mediante chat y tickets de soporte. <text:s/></text:p>
      <text:p text:style-name="Standard">- Sistema de feedback para mejorar la plataforma continuamente. <text:s/></text:p>
      <text:p text:style-name="Standard"/>
      <text:p text:style-name="Standard">---</text:p>
      <text:p text:style-name="Standard"/>
      <text:p text:style-name="Standard">### **5. Evaluación del proyecto** <text:s/></text:p>
      <text:p text:style-name="Standard"/>
      <text:p text:style-name="Standard">#### **5.1 Procedimiento de evaluación** <text:s/></text:p>
      <text:p text:style-name="Standard">- Medición del tiempo de carga y rendimiento en diferentes dispositivos. <text:s/></text:p>
      <text:p text:style-name="Standard">- Evaluación de la experiencia de usuario con encuestas y pruebas A/B. <text:s/></text:p>
      <text:p text:style-name="Standard">- Análisis de métricas de uso, como el tiempo promedio de visualización. <text:s/></text:p>
      <text:p text:style-name="Standard"/>
      <text:p text:style-name="Standard">#### **5.2 Control de calidad** <text:s/></text:p>
      <text:p text:style-name="Standard">- Pruebas de rendimiento y estrés con herramientas como **JMeter**. <text:s/></text:p>
      <text:p text:style-name="Standard">- Validación de seguridad mediante auditorías de código y pruebas de penetración. <text:s/></text:p>
      <text:p text:style-name="Standard"/>
      <text:p text:style-name="Standard">#### **5.3 Viabilidad futura** <text:s/></text:p>
      <text:p text:style-name="Standard">- Escalabilidad del sistema para soportar un mayor volumen de usuarios. <text:s/></text:p>
      <text:p text:style-name="Standard">- Posibilidad de incorporar streaming en vivo en versiones futuras. <text:s/></text:p>
      <text:p text:style-name="Standard"/>
      <text:p text:style-name="Standard">---</text:p>
      <text:p text:style-name="Standard"/>
      <text:p text:style-name="Standard">Este documento cubre todos los puntos esenciales requeridos en el apartado 4 de la guía. ¿Te gustaría que expandiera o detallara algún aspecto en particul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6T17:22:26.799872800</meta:creation-date>
    <dc:date>2025-02-26T17:28:58.845823800</dc:date>
    <meta:editing-duration>PT6M32S</meta:editing-duration>
    <meta:editing-cycles>1</meta:editing-cycles>
    <meta:document-statistic meta:table-count="0" meta:image-count="0" meta:object-count="0" meta:page-count="5" meta:paragraph-count="81" meta:word-count="1164" meta:character-count="8307" meta:non-whitespace-character-count="7068"/>
    <meta:generator>LibreOffice/25.2.0.3$Windows_X86_64 LibreOffice_project/e1cf4a87eb02d755bce1a01209907ea5ddc8f069</meta:generator>
  </office:meta>
</office:document-meta>
</file>